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CPLateralCacheAttributes.isAllow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PLateralCacheAttributes.setUdpDiscoveryPort( int udpDiscovery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PLateralCacheAttributes.setUdpDiscoveryEnabled( boolean udpDiscovery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PLateralCacheAttributes.getUdpDiscovery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PLateralCacheAttributes.setAllowGet( boolean allow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PLateralCacheAttributes.setTcpServers( String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PLateralCacheAttributes.setFilterRemoveByHashCode( boolean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PLateralCacheAttributes.setAllowPut( boolean allow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PLateralCacheAttributes.getTcp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PLateralCacheAttribute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PLateralCacheAttributes.setTcpListenerPort( in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PLateralCacheAttributes.isUdpDiscovery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PLateralCacheAttributes.setIssueRemoveOnPut( boolean issueRemoveO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PLateralCacheAttributes.isAllow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PLateralCacheAttributes.getTcpSer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PLateralCacheAttributes.isFilterRemoveBy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PLateralCacheAttributes.setTcpServer( String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PLateralCacheAttributes.isIssueRemoveOn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PLateralCacheAttributes.setUdpDiscoveryAddr( String udpDiscoveryAdd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PLateralCacheAttributes.cop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CPLateralCacheAttributes.getUdpDiscoveryAd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CPLateralCacheAttributes.getTcpListener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